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UMing HK" svg:font-family="'AR PL UMing HK'" style:font-pitch="variable"/>
    <style:font-face style:name="Lohit Devanagari" svg:font-family="'Lohit Devanagari', 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1e1b0a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officeooo:rsid="001e1b0a" officeooo:paragraph-rsid="0020260c"/>
    </style:style>
    <style:style style:name="P4" style:family="paragraph" style:parent-style-name="Standard">
      <style:text-properties style:font-name="Liberation Serif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Liberation Serif" officeooo:rsid="001c6d3b" officeooo:paragraph-rsid="00220d92"/>
    </style:style>
    <style:style style:name="P6" style:family="paragraph" style:parent-style-name="Standard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Liberation Serif" style:text-underline-style="solid" style:text-underline-width="auto" style:text-underline-color="font-color" fo:font-weight="bold" officeooo:rsid="001e5fd0" officeooo:paragraph-rsid="001e5fd0" style:font-weight-asian="bold" style:font-weight-complex="bold"/>
    </style:style>
    <style:style style:name="P8" style:family="paragraph" style:parent-style-name="Standard">
      <style:text-properties style:font-name="Liberation Serif" officeooo:paragraph-rsid="002534a3"/>
    </style:style>
    <style:style style:name="P9" style:family="paragraph" style:parent-style-name="Standard">
      <style:text-properties officeooo:paragraph-rsid="00220d92"/>
    </style:style>
    <style:style style:name="P10" style:family="paragraph" style:parent-style-name="Standard">
      <style:text-properties officeooo:paragraph-rsid="00221965"/>
    </style:style>
    <style:style style:name="P11" style:family="paragraph" style:parent-style-name="Standard">
      <style:text-properties officeooo:paragraph-rsid="002534a3"/>
    </style:style>
    <style:style style:name="P12" style:family="paragraph" style:parent-style-name="Standard">
      <style:text-properties style:font-name="Liberation Serif" fo:font-size="12pt" fo:language="en" fo:country="US" style:font-size-asian="12pt" style:font-size-complex="12pt"/>
    </style:style>
    <style:style style:name="P13" style:family="paragraph" style:parent-style-name="Standard">
      <style:text-properties style:font-name="Liberation Serif" fo:font-size="12pt" fo:language="en" fo:country="US" officeooo:rsid="0013dcf3" style:font-size-asian="12pt" style:font-size-complex="12pt"/>
    </style:style>
    <style:style style:name="P14" style:family="paragraph" style:parent-style-name="Standard">
      <style:text-properties style:font-name="Liberation Serif" fo:font-size="12pt" fo:language="en" fo:country="US" fo:font-weight="normal" officeooo:paragraph-rsid="00220d92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language="ru" fo:country="RU" fo:font-weight="bold" officeooo:paragraph-rsid="0020260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language="ru" fo:country="RU" fo:font-weight="bold" officeooo:paragraph-rsid="00220d92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language="ru" fo:country="RU" officeooo:paragraph-rsid="0020260c" style:font-size-asian="12pt" style:font-size-complex="12pt"/>
    </style:style>
    <style:style style:name="P18" style:family="paragraph" style:parent-style-name="Standard">
      <style:text-properties style:font-name="Liberation Serif" fo:font-size="12pt" fo:language="ru" fo:country="RU" fo:font-weight="normal" officeooo:paragraph-rsid="00220d92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ru" fo:country="RU" fo:font-weight="normal" officeooo:paragraph-rsid="002c4e5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officeooo:rsid="001e5fd0" officeooo:paragraph-rsid="002c4e5d"/>
    </style:style>
    <style:style style:name="P21" style:family="paragraph" style:parent-style-name="Standard">
      <style:text-properties style:font-name="Liberation Serif" officeooo:paragraph-rsid="002c4e5d"/>
    </style:style>
    <style:style style:name="P22" style:family="paragraph" style:parent-style-name="Standard">
      <style:text-properties style:font-name="Liberation Sans1" officeooo:paragraph-rsid="002c4e5d"/>
    </style:style>
    <style:style style:name="P23" style:family="paragraph" style:parent-style-name="Standard">
      <style:text-properties officeooo:paragraph-rsid="002c4e5d"/>
    </style:style>
    <style:style style:name="P24" style:family="paragraph" style:parent-style-name="Standard" style:master-page-name="Standard">
      <style:paragraph-properties style:page-number="auto"/>
      <style:text-properties officeooo:paragraph-rsid="002c4e5d"/>
    </style:style>
    <style:style style:name="T1" style:family="text">
      <style:text-properties style:font-name-complex="Liberation Sans2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ru" fo:country="RU" fo:font-weight="bold" officeooo:rsid="00220d92" style:font-size-asian="12pt" style:font-weight-asian="bold" style:font-size-complex="12pt" style:font-weight-complex="bold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220d92" style:font-size-asian="12pt" style:font-weight-asian="normal" style:font-size-complex="12pt" style:font-weight-complex="normal"/>
    </style:style>
    <style:style style:name="T7" style:family="text">
      <style:text-properties fo:font-size="12pt" fo:language="ru" fo:country="RU" fo:font-weight="normal" officeooo:rsid="002534a3" style:font-size-asian="12pt" style:font-weight-asian="normal" style:font-size-complex="12pt" style:font-weight-complex="normal"/>
    </style:style>
    <style:style style:name="T8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ru" fo:country="RU" fo:font-style="normal" fo:font-weight="normal" officeooo:rsid="00220d92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ru" fo:country="RU" fo:font-style="normal" fo:font-weight="normal" officeooo:rsid="002726b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2" style:family="text">
      <style:text-properties fo:font-size="12pt" fo:language="en" fo:country="US" fo:font-weight="bold" officeooo:rsid="00182127" style:font-size-asian="12pt" style:font-weight-asian="bold" style:font-size-complex="12pt" style:font-weight-complex="bold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12pt" fo:language="en" fo:country="US" officeooo:rsid="00182127" style:font-size-asian="12pt" style:font-size-complex="12pt"/>
    </style:style>
    <style:style style:name="T15" style:family="text">
      <style:text-properties fo:font-size="12pt" fo:language="en" fo:country="US" officeooo:rsid="002534a3" style:font-size-asian="12pt" style:font-size-complex="12pt"/>
    </style:style>
    <style:style style:name="T1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language="en" fo:country="US" fo:font-weight="normal" officeooo:rsid="0020260c" style:font-size-asian="12pt" style:font-weight-asian="normal" style:font-size-complex="12pt" style:font-weight-complex="normal"/>
    </style:style>
    <style:style style:name="T18" style:family="text">
      <style:text-properties fo:font-size="12pt" fo:language="en" fo:country="US" fo:font-weight="normal" officeooo:rsid="002726b7" style:font-size-asian="12pt" style:font-weight-asian="normal" style:font-size-complex="12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20d92" style:font-size-asian="12pt" style:font-size-complex="12pt"/>
    </style:style>
    <style:style style:name="T21" style:family="text">
      <style:text-properties fo:font-size="12pt" officeooo:rsid="0027d6ee" style:font-size-asian="12pt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13dcf3"/>
    </style:style>
    <style:style style:name="T24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font-weight="normal" style:font-weight-asian="normal" style:font-name-complex="Liberation Sans2"/>
    </style:style>
    <style:style style:name="T26" style:family="text">
      <style:text-properties fo:font-weight="normal" officeooo:rsid="0013dcf3" style:font-weight-asian="normal" style:font-name-complex="Liberation Sans2"/>
    </style:style>
    <style:style style:name="T27" style:family="text">
      <style:text-properties fo:font-weight="normal" style:font-weight-asian="normal" style:font-name-complex="Liberation Sans3"/>
    </style:style>
    <style:style style:name="T28" style:family="text">
      <style:text-properties officeooo:rsid="001ecb3c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31" style:family="text">
      <style:text-properties style:font-name="Liberation Serif" fo:font-size="12pt" fo:language="en" fo:country="US" fo:font-weight="bold" officeooo:rsid="0013dcf3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fo:language="en" fo:country="US" officeooo:rsid="0013dcf3" style:font-size-asian="12pt" style:font-size-complex="12pt"/>
    </style:style>
    <style:style style:name="T33" style:family="text">
      <style:text-properties style:font-name="Liberation Serif" fo:font-size="12pt" fo:language="en" fo:country="US" officeooo:rsid="002534a3" style:font-size-asian="12pt" style:font-size-complex="12pt"/>
    </style:style>
    <style:style style:name="T34" style:family="text">
      <style:text-properties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language="en" fo:country="US" fo:font-weight="normal" officeooo:rsid="002534a3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language="en" fo:country="US" fo:font-weight="normal" officeooo:rsid="0013dcf3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language="en" fo:country="US" fo:font-weight="normal" officeooo:rsid="002726b7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language="en" fo:country="US" fo:font-weight="normal" officeooo:rsid="002a9b59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language="ru" fo:country="RU" style:font-size-asian="12pt" style:font-size-complex="12pt"/>
    </style:style>
    <style:style style:name="T41" style:family="text">
      <style:text-properties style:font-name="Liberation Serif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language="ru" fo:country="RU" style:text-underline-style="none" fo:font-weight="normal" officeooo:rsid="002a0887" style:font-size-asian="12pt" style:font-weight-asian="normal" style:font-size-complex="12pt" style:font-weight-complex="normal"/>
    </style:style>
    <style:style style:name="T43" style:family="text">
      <style:text-properties fo:font-weight="bold" style:font-weight-asian="bold" style:font-name-complex="Liberation Sans2" style:font-weight-complex="bold"/>
    </style:style>
    <style:style style:name="T44" style:family="text">
      <style:text-properties fo:font-weight="bold" officeooo:rsid="0020260c" style:font-weight-asian="bold" style:font-name-complex="Liberation Sans2" style:font-weight-complex="bold"/>
    </style:style>
    <style:style style:name="T45" style:family="text">
      <style:text-properties fo:font-weight="bold" style:font-weight-asian="bold" style:font-name-complex="Liberation Sans3" style:font-weight-complex="bold"/>
    </style:style>
    <style:style style:name="T46" style:family="text">
      <style:text-properties officeooo:rsid="0020260c"/>
    </style:style>
    <style:style style:name="T47" style:family="text">
      <style:text-properties officeooo:rsid="00239f55"/>
    </style:style>
    <style:style style:name="T4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style:font-name-complex="Liberation Sans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48">Personal Data:</text:span></text:p>
      <text:p text:style-name="P23">Full Name<text:tab/>: Ihor Sakhno</text:p>
      <text:p text:style-name="P23">Location<text:tab/>: Chernihiv, Ukraine</text:p>
      <text:p text:style-name="P23">Date of birth<text:tab/>: 22.06.1988</text:p>
      <text:p text:style-name="P23">Phone<text:tab/><text:tab/>: 067 460 12 12</text:p>
      <text:p text:style-name="P23">Email<text:tab/><text:tab/>: <text:span text:style-name="T2">sahno.ihor@gmail.com</text:span></text:p>
      <text:p text:style-name="P23">Skype<text:tab/><text:tab/>: <text:span text:style-name="T2">ihor.sakhno</text:span></text:p>
      <text:p text:style-name="P22"/>
      <text:p text:style-name="P23"><text:span text:style-name="T49">Education:</text:span></text:p>
      <text:p text:style-name="P23"><text:span text:style-name="T45">2005-2010: </text:span><text:span text:style-name="T50">Chernihiv National Taras Shevchenko Teachers’ Training University, Physicomathematical Department.</text:span></text:p>
      <text:p text:style-name="P23"><text:bookmark text:name="result_box"/><text:span text:style-name="T45">2010-2012:</text:span><text:span text:style-name="T27"> Kremenchuk Mykhailo Ostrohradskyi National University, Computer and information systems Department, C</text:span><text:span text:style-name="T22">omputer Systems Engineer.</text:span></text:p>
      <text:p text:style-name="P21"/>
      <text:p text:style-name="P23"><text:span text:style-name="T24">Work experience:</text:span></text:p>
      <text:p text:style-name="P23"><text:span text:style-name="T8">10.2017 — Present:</text:span><text:span text:style-name="T3"> NeoCom</text:span><text:span text:style-name="T5"> (Network Administrator)</text:span></text:p>
      <text:p text:style-name="P23"><text:span text:style-name="T16">Identification and elimination of failures in the operator’s network, setting up network equipment, network diagnostics and monitoring, testing of new equipment.</text:span></text:p>
      <text:p text:style-name="P23"><text:span text:style-name="T3">Technologies:</text:span></text:p>
      <text:p text:style-name="P23"><text:span text:style-name="T41">Operating systems: Windows (Windows Server 2008R2), Linux (Redhat, Centos, Debian, Ubuntu, )<text:line-break/>Hardware platform: Cisco, Huawei, Link-Sys, Edge-Core, D-Link, Extreme, Brocade, BD-COM olt, DELL servers, Ubiquiti and Cambium wireless hardware<text:line-break/>Virtualization technologies:VMware: ESXi<text:line-break/>Container: Docker <text:line-break/>Monitoring systems: Nagios<text:line-break/>Networking: 802.3 Ethernet, EPON, GPON, STP, 802.1Q, VLAN, ACL, SNMP, DNS, DHCP, AirMax, 802.11.</text:span></text:p>
      <text:p text:style-name="P23"><text:span text:style-name="T41"/></text:p>
      <text:p text:style-name="P23"><text:span text:style-name="T16">04.2015-10.2017:</text:span><text:span text:style-name="T11"> Transparen</text:span><text:span text:style-name="T13"> (Technical Support)</text:span></text:p>
      <text:p text:style-name="P23">Monitoring of data center environment, ESXi hosts and clients vm's. Investigation and solving <text:s/>problems, notification customers (via tickets) about issues, work on customers requests, perform <text:s/>RFC.</text:p>
      <text:p text:style-name="P23"><text:span text:style-name="T3">Technologies:</text:span></text:p>
      <text:p text:style-name="P23"><text:span text:style-name="T19">Operating systems: Windows Server (2003, 2008R2, 2012), Linux (Redhat, Fedora, Centos, Debian, Ubuntu, )<text:line-break/>Hardware platform: F5 Big-IP, Cisco, HP, D-Link switches, NetApp <text:line-break/>Virtualization technologies:VMware: ESXi 5 - 5.5, vCenter, Workstation, KVM </text:span></text:p>
      <text:p text:style-name="P23"><text:span text:style-name="T41">Cloud: AWS<text:line-break/>Automation platform: Ansible<text:line-break/>Version control: Git<text:line-break/>Monitoring systems: Nagios, Zabbix, groundwork <text:line-break/>Networking: LANs, WANs, OSI Model,TCP/IP, DNS, DHCP, SIP, FTP, SSH, vswitch, dvswitch</text:span></text:p>
      <text:p text:style-name="P23"><text:span text:style-name="T41"/></text:p>
      <text:p text:style-name="P23"><text:span text:style-name="T16">12.2014-05.2015: </text:span><text:span text:style-name="Strong_20_Emphasis"><text:span text:style-name="T11">UaProm </text:span></text:span><text:span text:style-name="Strong_20_Emphasis"><text:span text:style-name="T16">(System Administrator)</text:span></text:span></text:p>
      <text:p text:style-name="P23"><text:span text:style-name="T39">Support <text:s/>existing network environment, linux infrastructure and end-user.</text:span></text:p>
      <text:p text:style-name="P23"><text:span text:style-name="T39"/></text:p>
      <text:p text:style-name="P23"><text:span text:style-name="T16">08.2012-12.2014:</text:span><text:span text:style-name="T13"> </text:span><text:span text:style-name="T11">FASP </text:span><text:span text:style-name="T13">(S</text:span><text:span text:style-name="Strong_20_Emphasis"><text:span text:style-name="T16">ystem Administrator</text:span></text:span><text:span text:style-name="T13">)</text:span></text:p>
      <text:p text:style-name="P23"><text:span text:style-name="T13">Installation, optimization and configuration of new servers and application upgrades in existing network environment as per requirements, extension existing network infrastructure. Administration of user-accounts’ and mailbox, configuration sip phones. Support end-users.</text:span></text:p>
      <text:p text:style-name="P23"><text:span text:style-name="T3">Technologies:</text:span></text:p>
      <text:p text:style-name="P23"><text:span text:style-name="T2">Cisco and Hewlett Packard switches, Linux (Centos: VoIP, ftp) and Windows (Windows Server 2003, 2008: Active Directory, mail server, contact center server) servers, VoIP server Asterisk and IP Phones Linksys.</text:span></text:p>
      <text:p text:style-name="P19"/>
      <text:p text:style-name="P23"><text:span text:style-name="T49">Additional information:</text:span></text:p>
      <text:p text:style-name="P20">English level: Pre-intermedi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UMing HK" svg:font-family="'AR PL UMing HK'" style:font-pitch="variable"/>
    <style:font-face style:name="Lohit Devanagari" svg:font-family="'Lohit Devanagari', 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O-normal" style:family="paragraph">
      <style:paragraph-properties fo:line-height="115%" fo:orphans="2" fo:widows="2" fo:hyphenation-ladder-count="no-limit"/>
      <style:text-properties fo:color="#000000" style:font-name="Liberation Serif1" fo:font-family="'Liberation Serif', 'Times New Roman'" style:font-family-generic="roman" style:font-pitch="variable" fo:font-size="10pt" fo:language="en" fo:country="US" style:letter-kerning="true" style:font-name-asian="AR PL UMing HK" style:font-family-asian="'AR PL UMing HK'" style:font-pitch-asian="variable" style:font-size-asian="10pt" style:language-asian="zh" style:country-asian="CN" style:font-name-complex="Lohit Devanagari" style:font-family-complex="'Lohit Devanagari', 'Times New Roman'" style:font-pitch-complex="variable" style:font-size-complex="10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list-style-name="" style:class="text">
      <style:paragraph-properties fo:margin-left="0in" fo:margin-right="0in" fo:margin-top="0.0193in" fo:margin-bottom="0.0193in" loext:contextual-spacing="false" fo:orphans="2" fo:widows="2" fo:hyphenation-ladder-count="no-limit" fo:text-indent="0in" style:auto-text-indent="false"/>
      <style:text-properties fo:font-size="13.5pt" fo:font-weight="bold" style:font-size-asian="13.5pt" style:font-weight-asian="bold" style:font-size-complex="13.5pt" style:font-weight-complex="bold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CA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Выделение_20_жирным" style:display-name="Выделение жирным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0:04:58.538913176</meta:creation-date>
    <dc:date>2020-07-10T08:32:48.346086360</dc:date>
    <meta:editing-duration>PT5H54M27S</meta:editing-duration>
    <meta:editing-cycles>16</meta:editing-cycles>
    <meta:generator>LibreOffice/6.0.6.1$Linux_X86_64 LibreOffice_project/00$Build-1</meta:generator>
    <meta:document-statistic meta:table-count="0" meta:image-count="0" meta:object-count="0" meta:page-count="1" meta:paragraph-count="28" meta:word-count="305" meta:character-count="2487" meta:non-whitespace-character-count="2199"/>
  </office:meta>
</office:document-meta>
</file>